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T19" style:parent-style-name="Fuentedepárrafopredeter." style:family="text">
      <style:text-properties fo:language="en" fo:country="US"/>
    </style:style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Standard" style:list-style-name="LFO3" style:family="paragraph"/>
    <style:style style:name="P27" style:parent-style-name="Standard" style:list-style-name="LFO3" style:family="paragraph"/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P33" style:parent-style-name="Standard" style:list-style-name="LFO4" style:family="paragraph"/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style:font-name="Consolas, 'Courier New', monosp" fo:font-style="italic" style:font-style-asian="italic" fo:color="#DDDDDD" fo:font-size="10.5pt" style:font-size-asian="10.5pt" fo:background-color="#262626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Objetos nativos:<text:s/><text:span text:style-name="T2">number.</text:span></text:p>
      <text:p text:style-name="Standard">No hay diferencia entre entero, decimal o de notación científica</text:p>
      <text:p text:style-name="Standard">Índice<text:s/>de características particulares</text:p>
      <text:list text:style-name="LFO1" text:continue-numbering="true">
        <text:list-item>
          <text:p text:style-name="P3">Cambios de base</text:p>
        </text:list-item>
        <text:list-item>
          <text:p text:style-name="P4">Infinito y -infinito</text:p>
        </text:list-item>
        <text:list-item>
          <text:p text:style-name="P5">NaN</text:p>
        </text:list-item>
        <text:list-item>
          <text:p text:style-name="P6">Número como ob</text:p>
        </text:list-item>
        <text:list-item>
          <text:p text:style-name="P7">propiedades</text:p>
        </text:list-item>
        <text:list-item>
          <text:p text:style-name="P8">Métodos de propiedades</text:p>
        </text:list-item>
      </text:list>
      <text:p text:style-name="Standard"/>
      <text:list text:style-name="LFO1" text:continue-numbering="true">
        <text:list-item>
          <text:p text:style-name="P9">toFixed(num<text:s/>decimales): cadena con el número específico de decimales indicados.</text:p>
        </text:list-item>
        <text:list-item>
          <text:p text:style-name="P10">toPrecision(num<text:s/>cifras): cadena que con el número especifico de cifras</text:p>
        </text:list-item>
        <text:list-item>
          <text:p text:style-name="P11">toExponential: cadena con el número redondeado a connotación científica</text:p>
        </text:list-item>
        <text:list-item>
          <text:p text:style-name="P12">valueOf: devuelve el valor primitivo de un objeto.</text:p>
        </text:list-item>
        <text:list-item>
          <text:p text:style-name="P13">ToString: devuelve la cadena de n número</text:p>
        </text:list-item>
        <text:list-item>
          <text:p text:style-name="P14">toLocaleString(): devuelve el número convertido al formato local.</text:p>
        </text:list-item>
      </text:list>
      <text:p text:style-name="Standard"/>
      <text:list text:style-name="LFO1" text:continue-numbering="true">
        <text:list-item>
          <text:p text:style-name="P15">IsNaN(num):</text:p>
        </text:list-item>
        <text:list-item>
          <text:p text:style-name="P16">isFinite(num): devuelve si es finito o no</text:p>
        </text:list-item>
        <text:list-item>
          <text:p text:style-name="P17">parseInti(num): convierte el valor pasado a un número entero. Siempre que<text:s/>comience por un <text:s/>número hará la conversión.</text:p>
        </text:list-item>
        <text:list-item>
          <text:p text:style-name="P18">parseFloat(num): igual pero conservado los decimales.</text:p>
        </text:list-item>
      </text:list>
      <text:p text:style-name="Standard"/>
      <text:p text:style-name="Standard">Mirar métodos del<text:s/><text:span text:style-name="T19">math.</text:span></text:p>
      <text:p text:style-name="Standard"/>
      <text:p text:style-name="Standard">-----------------------------------</text:p>
      <text:p text:style-name="Standard"/>
      <text:p text:style-name="Standard">Para obtener partes de la info del un ob Date</text:p>
      <text:list text:style-name="LFO2" text:continue-numbering="true">
        <text:list-item>
          <text:p text:style-name="P20">get:</text:p>
          <text:list text:continue-numbering="true">
            <text:list-item>
              <text:p text:style-name="P21">getDay, getDate, getMonth,<text:s/>getFullYear, getHours, getminutes, getSecond</text:p>
            </text:list-item>
          </text:list>
        </text:list-item>
      </text:list>
      <text:p text:style-name="Standard"/>
      <text:p text:style-name="Standard">-----------------------------------</text:p>
      <text:p text:style-name="Standard"/>
      <text:p text:style-name="P22">Manejo de errores</text:p>
      <text:p text:style-name="Standard"><text:span text:style-name="T23">Error</text:span>: aplicación deja de funcionar</text:p>
      <text:p text:style-name="Standard"><text:span text:style-name="T24">Excepción</text:span>: situación en alguna medida esperada que trata convenientemente</text:p>
      <text:p text:style-name="Standard"><text:span text:style-name="T25">Advertencia</text:span>: advierte del error.</text:p>
      <text:p text:style-name="Standard"/>
      <text:p text:style-name="Standard">Objeto Error con dos propiedades</text:p>
      <text:list text:style-name="LFO3" text:continue-numbering="true">
        <text:list-item>
          <text:p text:style-name="P26">Name</text:p>
        </text:list-item>
        <text:list-item>
          <text:p text:style-name="P27">Message</text:p>
        </text:list-item>
      </text:list>
      <text:p text:style-name="Standard"/>
      <text:p text:style-name="Standard">Métodos</text:p>
      <text:list text:style-name="LFO4" text:continue-numbering="true">
        <text:list-item>
          <text:p text:style-name="P28">RangerError: el rango se va de límite</text:p>
        </text:list-item>
        <text:list-item>
          <text:p text:style-name="P29">ReferemceError: la referencia no existe</text:p>
        </text:list-item>
        <text:list-item>
          <text:p text:style-name="P30">SyntaxError: la sintaxis del texto está mal</text:p>
        </text:list-item>
        <text:list-item>
          <text:p text:style-name="P31">TypeError: el tipo es erróneo</text:p>
        </text:list-item>
        <text:list-item>
          <text:p text:style-name="P32">URIError: URL mal</text:p>
        </text:list-item>
        <text:list-item>
          <text:p text:style-name="P33">Crear el método de Error</text:p>
        </text:list-item>
      </text:list>
      <text:p text:style-name="Standard"/>
      <text:p text:style-name="Standard">-----------------------------------</text:p>
      <text:p text:style-name="Standard"/>
      <text:p text:style-name="P34">Objetos</text:p>
      <text:p text:style-name="Standard">Un valor de memorial que se refiere mediante un identificador.</text:p>
      <text:p text:style-name="Standard">--------------------</text:p>
      <text:p text:style-name="P35">Persona.prototype.fecha <text:s/>PARA PROTOTIPOS</text:p>
      <text:p text:style-name="Standard">--------------------</text:p>
      <text:p text:style-name="Standard">apply igual que call pero pasa los parámetros en forma de array</text:p>
      <text:p text:style-name="Standard">--------------------</text:p>
      <text:p text:style-name="Standard">cuando un objeto quiere heredar de otro sera asi:</text:p>
      <text:p text:style-name="Standard">const user={</text:p>
      <text:p text:style-name="Standard"><text:tab/>name:”pepe”,</text:p>
      <text:p text:style-name="Standard"><text:tab/>role:”arquero”</text:p>
      <text:p text:style-name="Standard">}</text:p>
      <text:p text:style-name="Standard">const fullUser{</text:p>
      <text:p text:style-name="Standard"><text:tab/>...user,</text:p>
      <text:p text:style-name="Standard"><text:tab/>power: 65</text:p>
      <text:p text:style-name="Standard">}</text:p>
      <text:p text:style-name="Standard">Para hacer una copia se tendría que hacer con <text:s/>porque en el ejemplo anterior lo que cambies en user se cambiara en fullUser. Con el clon solo se cambiara en la que hayas cambiado</text:p>
      <text:p text:style-name="Standard">----------------</text:p>
      <text:p text:style-name="Standard"><text:s/></text:p>
      <text:p text:style-name="Standard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lanca estibaliz muñoz diez</dc:creator>
    <meta:creation-date>2023-10-25T08:47:00Z</meta:creation-date>
    <dc:date>2023-11-15T22:45:00Z</dc:date>
    <meta:template xlink:href="Normal.dotm" xlink:type="simple"/>
    <meta:editing-cycles>7</meta:editing-cycles>
    <meta:editing-duration>PT46560S</meta:editing-duration>
    <meta:document-statistic meta:page-count="1" meta:paragraph-count="4" meta:word-count="319" meta:character-count="2072" meta:row-count="14" meta:non-whitespace-character-count="1757"/>
  </office:meta>
</office:document-meta>
</file>